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6b0f9"/>
    </style:style>
    <style:style style:name="P2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Arial" fo:font-size="12pt" fo:font-style="normal" officeooo:rsid="004038b7" officeooo:paragraph-rsid="004038b7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f88f9" officeooo:paragraph-rsid="001f88f9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28a556" officeooo:paragraph-rsid="0028a556"/>
    </style:style>
    <style:style style:name="P6" style:family="paragraph" style:parent-style-name="Standard">
      <style:text-properties style:font-name="Arial" officeooo:rsid="0024fd30" officeooo:paragraph-rsid="0024fd30"/>
    </style:style>
    <style:style style:name="P7" style:family="paragraph" style:parent-style-name="Standard">
      <style:text-properties style:font-name="Arial" officeooo:rsid="0026591f" officeooo:paragraph-rsid="0026591f"/>
    </style:style>
    <style:style style:name="P8" style:family="paragraph" style:parent-style-name="Standard">
      <style:text-properties style:font-name="Arial" officeooo:rsid="0026591f" officeooo:paragraph-rsid="0026b0f9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270f1e" officeooo:paragraph-rsid="00270f1e"/>
    </style:style>
    <style:style style:name="P10" style:family="paragraph" style:parent-style-name="Standard">
      <style:text-properties style:font-name="Arial" officeooo:rsid="00270f1e" officeooo:paragraph-rsid="00270f1e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7b2a4" officeooo:paragraph-rsid="0027b2a4"/>
    </style:style>
    <style:style style:name="P12" style:family="paragraph" style:parent-style-name="Standard">
      <style:text-properties style:font-name="Arial" officeooo:rsid="002951f6" officeooo:paragraph-rsid="002951f6"/>
    </style:style>
    <style:style style:name="P13" style:family="paragraph" style:parent-style-name="Standard">
      <style:text-properties style:font-name="Arial" officeooo:rsid="002a3d46" officeooo:paragraph-rsid="002a3d46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421d93" officeooo:paragraph-rsid="00421d93"/>
    </style:style>
    <style:style style:name="P15" style:family="paragraph" style:parent-style-name="Standard">
      <style:text-properties style:font-name="Arial" officeooo:rsid="004495e3" officeooo:paragraph-rsid="004495e3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4495e3" officeooo:paragraph-rsid="004495e3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45515b" officeooo:paragraph-rsid="0045515b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458361" officeooo:paragraph-rsid="00458361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46b028" officeooo:paragraph-rsid="0046b028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46b028" officeooo:paragraph-rsid="0046b028"/>
    </style:style>
    <style:style style:name="T1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Arial" fo:font-size="12pt" fo:font-style="normal" officeooo:rsid="002f8d1c" style:font-size-asian="12pt" style:font-style-asian="normal" style:font-size-complex="12pt" style:font-style-complex="normal"/>
    </style:style>
    <style:style style:name="T3" style:family="text">
      <style:text-properties style:font-name="Arial" fo:font-size="12pt" fo:font-style="normal" officeooo:rsid="003e3158" style:font-size-asian="12pt" style:font-style-asian="normal" style:font-size-complex="12pt" style:font-style-complex="normal"/>
    </style:style>
    <style:style style:name="T4" style:family="text">
      <style:text-properties style:font-name="Arial" fo:font-size="12pt" fo:font-style="normal" officeooo:rsid="003e3c56" style:font-size-asian="12pt" style:font-style-asian="normal" style:font-size-complex="12pt" style:font-style-complex="normal"/>
    </style:style>
    <style:style style:name="T5" style:family="text">
      <style:text-properties style:font-name="Arial" fo:font-size="12pt" fo:font-style="normal" officeooo:rsid="003ea17f" style:font-size-asian="12pt" style:font-style-asian="normal" style:font-size-complex="12pt" style:font-style-complex="normal"/>
    </style:style>
    <style:style style:name="T6" style:family="text">
      <style:text-properties style:font-name="Arial" fo:font-size="12pt" fo:font-style="normal" officeooo:rsid="003f1be9" style:font-size-asian="12pt" style:font-style-asian="normal" style:font-size-complex="12pt" style:font-style-complex="normal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officeooo:rsid="002cb9b3"/>
    </style:style>
    <style:style style:name="T9" style:family="text">
      <style:text-properties officeooo:rsid="002e6480"/>
    </style:style>
    <style:style style:name="T10" style:family="text">
      <style:text-properties officeooo:rsid="0032879f"/>
    </style:style>
    <style:style style:name="T11" style:family="text">
      <style:text-properties officeooo:rsid="003bc94a"/>
    </style:style>
    <style:style style:name="T12" style:family="text">
      <style:text-properties officeooo:rsid="003ea17f"/>
    </style:style>
    <style:style style:name="T13" style:family="text">
      <style:text-properties officeooo:rsid="003f277c"/>
    </style:style>
    <style:style style:name="T14" style:family="text">
      <style:text-properties officeooo:rsid="004495e3"/>
    </style:style>
    <style:style style:name="T15" style:family="text">
      <style:text-properties officeooo:rsid="00449a4a"/>
    </style:style>
    <style:style style:name="T16" style:family="text">
      <style:text-properties officeooo:rsid="004694bf"/>
    </style:style>
    <style:style style:name="T17" style:family="text">
      <style:text-properties officeooo:rsid="004863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se bloc :</text:p>
      <text:p text:style-name="P5">Variables :</text:p>
      <text:p text:style-name="Text_20_body"><text:span text:style-name="Source_20_Text"><text:span text:style-name="T5">d</text:span></text:span><text:span text:style-name="Source_20_Text"><text:span text:style-name="T5">epth</text:span></text:span><text:span text:style-name="T1">: la position du bloc dans la chaîne</text:span></text:p>
      <text:p text:style-name="Text_20_body"><text:span text:style-name="Source_20_Text"><text:span text:style-name="T1">date</text:span></text:span><text:span text:style-name="T1">: date de création du bloc</text:span></text:p>
      <text:p text:style-name="Text_20_body"><text:span text:style-name="Source_20_Text"><text:span text:style-name="T1">data</text:span></text:span><text:span text:style-name="T1">: les données à stocker (exemple : liste de transactions)</text:span></text:p>
      <text:p text:style-name="Text_20_body"><text:span text:style-name="Source_20_Text"><text:span text:style-name="T1">hash</text:span></text:span><text:span text:style-name="T1">: un </text:span><text:span text:style-name="Emphasis"><text:span text:style-name="T1">hash</text:span></text:span><text:span text:style-name="T1"> SHA512 généré à partir des données contenues dans le bloc</text:span></text:p>
      <text:p text:style-name="Text_20_body"><text:span text:style-name="Source_20_Text"><text:span text:style-name="T1">previousHash</text:span></text:span><text:span text:style-name="T1">: le </text:span><text:span text:style-name="Emphasis"><text:span text:style-name="T1">hash</text:span></text:span><text:span text:style-name="T1"> du bloc précédent</text:span></text:p>
      <text:p text:style-name="P3">difficulté</text:p>
      <text:p text:style-name="P2"/>
      <text:p text:style-name="P2">Constructeur : </text:p>
      <text:p text:style-name="Standard"><text:span text:style-name="Source_20_Text"><text:span text:style-name="T1">entrée : index, </text:span></text:span><text:span text:style-name="Source_20_Text"><text:span text:style-name="T3">date</text:span></text:span><text:span text:style-name="Source_20_Text"><text:span text:style-name="T1">, data, previousHash</text:span></text:span></text:p>
      <text:p text:style-name="P2">le nonce est initié à 0 </text:p>
      <text:p text:style-name="Standard"><text:span text:style-name="T1">Calcul du hash de this.</text:span><text:span text:style-name="Source_20_Text"><text:span text:style-name="T1">id + this.timeStamp + this.data + this.previousHash</text:span></text:span></text:p>
      <text:p text:style-name="P2"/>
      <text:p text:style-name="P2"/>
      <text:p text:style-name="P2">Fonctions :</text:p>
      <text:p text:style-name="P2"/>
      <text:p text:style-name="P2">Fct genesisblock (créer premier bloc) : previoushash=null, data=genesisblock, this.<text:span text:style-name="T12">depth</text:span>=0</text:p>
      <text:p text:style-name="P2"/>
      <text:p text:style-name="Standard"><text:span text:style-name="T1">Créer nouveau bloc : </text:span><text:span text:style-name="Source_20_Text"><text:span text:style-name="T1">generateNextBlock. Paramètre : data</text:span></text:span></text:p>
      <text:p text:style-name="Standard"><text:span text:style-name="Source_20_Text"><text:span text:style-name="T1">Récupère les infos d</text:span></text:span><text:span text:style-name="Source_20_Text"><text:span text:style-name="T2">u</text:span></text:span><text:span text:style-name="Source_20_Text"><text:span text:style-name="T1"> derniers bloc(hash et </text:span></text:span><text:span text:style-name="Source_20_Text"><text:span text:style-name="T6">depth</text:span></text:span><text:span text:style-name="Source_20_Text"><text:span text:style-name="T1">)</text:span></text:span></text:p>
      <text:p text:style-name="P2"/>
      <text:p text:style-name="P2">Fcts de validation (faire un cas particulier pour genesisblock) : </text:p>
      <text:p text:style-name="P2">- L<text:span text:style-name="T13">a profondeur</text:span> du bloc doit suivre l’index du bloc précédent</text:p>
      <text:p text:style-name="Standard"><text:span text:style-name="T1">- le </text:span><text:span text:style-name="Source_20_Text"><text:span text:style-name="T1">previousHash</text:span></text:span><text:span text:style-name="T1"> correspond bien au </text:span><text:span text:style-name="Emphasis"><text:span text:style-name="T1">hash</text:span></text:span><text:span text:style-name="T1"> du bloc précédent</text:span></text:p>
      <text:p text:style-name="P1"><text:span text:style-name="T7">- le </text:span><text:span text:style-name="Emphasis"><text:span text:style-name="T7">hash</text:span></text:span><text:span text:style-name="T7"> du bloc est valide</text:span></text:p>
      <text:p text:style-name="P6"/>
      <text:p text:style-name="P8"/>
      <text:p text:style-name="P7"/>
      <text:p text:style-name="P9">Classe C<text:span text:style-name="T15">onsensus</text:span></text:p>
      <text:p text:style-name="P11"/>
      <text:p text:style-name="P10"/>
      <text:p text:style-name="P12">Fonctions :</text:p>
      <text:p text:style-name="P10">Fct de proof of work/<text:span text:style-name="T8">VDF</text:span></text:p>
      <text:p text:style-name="P10">Fct qui vérifie que le POW/<text:span text:style-name="T10">VDF </text:span>est valide et ajoute à la chaine</text:p>
      <text:p text:style-name="P13"/>
      <text:p text:style-name="P19">Classe send</text:p>
      <text:p text:style-name="P20">Ajouter à la <text:span text:style-name="T17">mem</text:span>pool</text:p>
      <text:p text:style-name="P13"/>
      <text:p text:style-name="P17">Classe mineur</text:p>
      <text:p text:style-name="P18">Miner</text:p>
      <text:p text:style-name="P18">Ajouter <text:span text:style-name="T16">transactions </text:span>au bloc</text:p>
      <text:p text:style-name="P13"/>
      <text:p text:style-name="P16">Classe transaction (validée)</text:p>
      <text:p text:style-name="P16"/>
      <text:p text:style-name="P14">Classe <text:span text:style-name="T14">transaction </text:span>Mempool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13:24.427000000</meta:creation-date>
    <dc:date>2024-02-29T11:38:08.162000000</dc:date>
    <meta:editing-duration>PT23H24M22S</meta:editing-duration>
    <meta:editing-cycles>51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1" meta:word-count="180" meta:character-count="1095" meta:non-whitespace-character-count="943"/>
  </office:meta>
</office:document-meta>
</file>